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ijksoverheidSansHeading" svg:font-family="RijksoverheidSansHeading" style:font-family-generic="swiss" style:font-pitch="variable" svg:panose-1="2 11 5 3 4 2 2 6 2 3"/>
    <style:font-face style:name="RijksoverheidSerif" svg:font-family="RijksoverheidSerif" style:font-family-generic="system" style:font-pitch="variable" svg:panose-1="2 0 5 6 6 0 0 2 0 4"/>
    <style:font-face style:name="Segoe UI Symbol" svg:font-family="Segoe UI Symbol" style:font-family-generic="swiss" style:font-pitch="variable" svg:panose-1="2 11 5 2 4 2 4 2 2 3"/>
    <style:font-face style:name="MS Mincho" svg:font-family="MS Mincho" style:font-family-generic="modern" style:font-pitch="fixed" svg:panose-1="2 2 6 9 4 2 5 8 3 4"/>
    <style:font-face style:name="RijksoverheidSansText" svg:font-family="RijksoverheidSansText" style:font-family-generic="swiss" style:font-pitch="variable" svg:panose-1="2 11 5 3 4 2 2 6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text-properties style:font-name-complex="RijksoverheidSansHeading" fo:font-weight="bold" style:font-weight-asian="bold" fo:color="#C00000" fo:font-size="14pt" style:font-size-asian="14pt" fo:language="nl" fo:country="NL"/>
    </style:style>
    <style:style style:name="T2" style:parent-style-name="Standaardalinea-lettertype" style:family="text">
      <style:text-properties style:font-name-complex="RijksoverheidSansHeading" fo:font-weight="bold" style:font-weight-asian="bold" fo:color="#C00000" fo:font-size="12pt" style:font-size-asian="12pt" style:font-size-complex="12pt" fo:language="nl" fo:country="NL"/>
    </style:style>
    <style:style style:name="T3" style:parent-style-name="Standaardalinea-lettertype" style:family="text">
      <style:text-properties style:font-name-complex="RijksoverheidSansHeading" fo:font-weight="bold" style:font-weight-asian="bold" fo:color="#C00000" fo:font-size="14pt" style:font-size-asian="14pt" fo:language="nl" fo:country="NL"/>
    </style:style>
    <style:style style:name="T4" style:parent-style-name="Standaardalinea-lettertype" style:family="text">
      <style:text-properties style:font-name-complex="RijksoverheidSerif" fo:font-size="8pt" style:font-size-asian="8pt" fo:language="nl" fo:country="NL"/>
    </style:style>
    <style:style style:name="T5" style:parent-style-name="Standaardalinea-lettertype" style:family="text">
      <style:text-properties style:font-name-complex="RijksoverheidSerif" fo:font-size="8pt" style:font-size-asian="8pt" fo:language="nl" fo:country="NL"/>
    </style:style>
    <style:style style:name="T6" style:parent-style-name="Standaardalinea-lettertype" style:family="text">
      <style:text-properties style:font-name-complex="RijksoverheidSerif" fo:font-size="8pt" style:font-size-asian="8pt" fo:language="nl" fo:country="NL"/>
    </style:style>
    <style:style style:name="T7" style:parent-style-name="Standaardalinea-lettertype" style:family="text">
      <style:text-properties style:font-name-complex="RijksoverheidSerif" fo:font-size="8pt" style:font-size-asian="8pt" fo:language="nl" fo:country="NL"/>
    </style:style>
    <style:style style:name="P8" style:parent-style-name="Standaard" style:family="paragraph">
      <style:text-properties style:font-name-complex="RijksoverheidSerif" fo:language="nl" fo:country="NL"/>
    </style:style>
    <style:style style:name="P9" style:parent-style-name="Standaard" style:family="paragraph">
      <style:text-properties style:font-name-complex="RijksoverheidSansHeading" fo:font-weight="bold" style:font-weight-asian="bold" style:font-weight-complex="bold" fo:color="#C00000" fo:language="nl" fo:country="NL"/>
    </style:style>
    <style:style style:name="P10" style:parent-style-name="Standaard" style:family="paragraph">
      <style:text-properties style:font-name-complex="RijksoverheidSerif" fo:language="nl" fo:country="NL"/>
    </style:style>
    <style:style style:name="T11" style:parent-style-name="Standaardalinea-lettertype" style:family="text">
      <style:text-properties style:font-name="Segoe UI Symbol" style:font-name-asian="MS Mincho" style:font-name-complex="Segoe UI Symbol" fo:font-weight="bold" style:font-weight-asian="bold" style:font-weight-complex="bold" fo:language="nl" fo:country="NL"/>
    </style:style>
    <style:style style:name="T12" style:parent-style-name="Standaardalinea-lettertype" style:family="text">
      <style:text-properties style:font-name-complex="RijksoverheidSerif" fo:font-weight="bold" style:font-weight-asian="bold" style:font-weight-complex="bold" fo:language="nl" fo:country="NL"/>
    </style:style>
    <style:style style:name="T13" style:parent-style-name="Standaardalinea-lettertype" style:family="text">
      <style:text-properties style:font-name-complex="RijksoverheidSerif" fo:language="nl" fo:country="NL"/>
    </style:style>
    <style:style style:name="P14" style:parent-style-name="Standaard" style:family="paragraph">
      <style:text-properties style:font-name-complex="RijksoverheidSerif" fo:language="nl" fo:country="NL"/>
    </style:style>
    <style:style style:name="T15" style:parent-style-name="Standaardalinea-lettertype" style:family="text">
      <style:text-properties style:font-name="Segoe UI Symbol" style:font-name-asian="MS Mincho" style:font-name-complex="Segoe UI Symbol" fo:font-weight="bold" style:font-weight-asian="bold" style:font-weight-complex="bold" fo:language="nl" fo:country="NL"/>
    </style:style>
    <style:style style:name="T16" style:parent-style-name="Standaardalinea-lettertype" style:family="text">
      <style:text-properties style:font-name-complex="RijksoverheidSerif" fo:font-weight="bold" style:font-weight-asian="bold" style:font-weight-complex="bold" fo:language="nl" fo:country="NL"/>
    </style:style>
    <style:style style:name="T17" style:parent-style-name="Standaardalinea-lettertype" style:family="text">
      <style:text-properties style:font-name-complex="RijksoverheidSerif" fo:language="nl" fo:country="NL"/>
    </style:style>
    <style:style style:name="T18" style:parent-style-name="Standaardalinea-lettertype" style:family="text">
      <style:text-properties style:font-name-complex="RijksoverheidSerif" fo:language="nl" fo:country="NL"/>
    </style:style>
    <style:style style:name="T19" style:parent-style-name="Standaardalinea-lettertype" style:family="text">
      <style:text-properties style:font-name-complex="RijksoverheidSerif" fo:language="nl" fo:country="NL"/>
    </style:style>
    <style:style style:name="T20" style:parent-style-name="Standaardalinea-lettertype" style:family="text">
      <style:text-properties style:font-name-complex="RijksoverheidSerif" fo:language="nl" fo:country="NL"/>
    </style:style>
    <style:style style:name="T21" style:parent-style-name="Standaardalinea-lettertype" style:family="text">
      <style:text-properties style:font-name-complex="RijksoverheidSerif" fo:language="nl" fo:country="NL"/>
    </style:style>
    <style:style style:name="T22" style:parent-style-name="Standaardalinea-lettertype" style:family="text">
      <style:text-properties style:font-name-complex="RijksoverheidSerif" fo:language="nl" fo:country="NL"/>
    </style:style>
    <style:style style:name="T23" style:parent-style-name="Standaardalinea-lettertype" style:family="text">
      <style:text-properties style:font-name-complex="RijksoverheidSerif" fo:language="nl" fo:country="NL"/>
    </style:style>
    <style:style style:name="T24" style:parent-style-name="Standaardalinea-lettertype" style:family="text">
      <style:text-properties style:font-name-complex="RijksoverheidSerif" fo:language="nl" fo:country="NL"/>
    </style:style>
    <style:style style:name="T25" style:parent-style-name="Standaardalinea-lettertype" style:family="text">
      <style:text-properties style:font-name-complex="RijksoverheidSerif" fo:language="nl" fo:country="NL"/>
    </style:style>
    <style:style style:name="T26" style:parent-style-name="Standaardalinea-lettertype" style:family="text">
      <style:text-properties style:font-name-complex="RijksoverheidSerif" fo:language="nl" fo:country="NL"/>
    </style:style>
    <style:style style:name="T27" style:parent-style-name="Standaardalinea-lettertype" style:family="text">
      <style:text-properties style:font-name-complex="RijksoverheidSerif" fo:language="nl" fo:country="NL"/>
    </style:style>
    <style:style style:name="T28" style:parent-style-name="Standaardalinea-lettertype" style:family="text">
      <style:text-properties style:font-name-complex="RijksoverheidSerif" fo:language="nl" fo:country="NL"/>
    </style:style>
    <style:style style:name="T29" style:parent-style-name="Standaardalinea-lettertype" style:family="text">
      <style:text-properties style:font-name-complex="RijksoverheidSerif" fo:language="nl" fo:country="NL"/>
    </style:style>
    <style:style style:name="T30" style:parent-style-name="Standaardalinea-lettertype" style:family="text">
      <style:text-properties style:font-name-complex="RijksoverheidSerif" fo:language="nl" fo:country="NL"/>
    </style:style>
    <style:style style:name="T31" style:parent-style-name="Standaardalinea-lettertype" style:family="text">
      <style:text-properties style:font-name-complex="RijksoverheidSerif" fo:language="nl" fo:country="NL"/>
    </style:style>
    <style:style style:name="T32" style:parent-style-name="Standaardalinea-lettertype" style:family="text">
      <style:text-properties style:font-name-complex="RijksoverheidSerif" fo:language="nl" fo:country="NL"/>
    </style:style>
    <style:style style:name="T33" style:parent-style-name="Standaardalinea-lettertype" style:family="text">
      <style:text-properties style:font-name-complex="RijksoverheidSerif" fo:language="nl" fo:country="NL"/>
    </style:style>
    <style:style style:name="T34" style:parent-style-name="Standaardalinea-lettertype" style:family="text">
      <style:text-properties style:font-name-complex="RijksoverheidSerif" fo:language="nl" fo:country="NL"/>
    </style:style>
    <style:style style:name="T35" style:parent-style-name="Standaardalinea-lettertype" style:family="text">
      <style:text-properties style:font-name-complex="RijksoverheidSerif" fo:language="nl" fo:country="NL"/>
    </style:style>
    <style:style style:name="T36" style:parent-style-name="Standaardalinea-lettertype" style:family="text">
      <style:text-properties style:font-name-complex="RijksoverheidSerif" fo:language="nl" fo:country="NL"/>
    </style:style>
    <style:style style:name="T37" style:parent-style-name="Standaardalinea-lettertype" style:family="text">
      <style:text-properties style:font-name-complex="RijksoverheidSerif" fo:language="nl" fo:country="NL"/>
    </style:style>
    <style:style style:name="T38" style:parent-style-name="Standaardalinea-lettertype" style:family="text">
      <style:text-properties style:font-name-complex="RijksoverheidSerif" fo:language="nl" fo:country="NL"/>
    </style:style>
    <style:style style:name="T39" style:parent-style-name="Standaardalinea-lettertype" style:family="text">
      <style:text-properties style:font-name-complex="RijksoverheidSerif" fo:language="nl" fo:country="NL"/>
    </style:style>
    <style:style style:name="T40" style:parent-style-name="Standaardalinea-lettertype" style:family="text">
      <style:text-properties style:font-name-complex="RijksoverheidSerif" fo:language="nl" fo:country="NL"/>
    </style:style>
    <style:style style:name="T41" style:parent-style-name="Standaardalinea-lettertype" style:family="text">
      <style:text-properties style:font-name-complex="RijksoverheidSerif" fo:language="nl" fo:country="NL"/>
    </style:style>
    <style:style style:name="T42" style:parent-style-name="Standaardalinea-lettertype" style:family="text">
      <style:text-properties style:font-name-complex="RijksoverheidSerif" fo:language="nl" fo:country="NL"/>
    </style:style>
    <style:style style:name="T43" style:parent-style-name="Standaardalinea-lettertype" style:family="text">
      <style:text-properties style:font-name-complex="RijksoverheidSerif" fo:language="nl" fo:country="NL"/>
    </style:style>
    <style:style style:name="T44" style:parent-style-name="Standaardalinea-lettertype" style:family="text">
      <style:text-properties style:font-name-complex="RijksoverheidSerif" fo:language="nl" fo:country="NL"/>
    </style:style>
    <style:style style:name="T45" style:parent-style-name="Standaardalinea-lettertype" style:family="text">
      <style:text-properties style:font-name-complex="RijksoverheidSerif" fo:language="nl" fo:country="NL"/>
    </style:style>
    <style:style style:name="P46" style:parent-style-name="Standaard" style:family="paragraph">
      <style:text-properties style:font-name-complex="RijksoverheidSerif" fo:language="nl" fo:country="NL"/>
    </style:style>
    <style:style style:name="P47" style:parent-style-name="Standaard" style:family="paragraph">
      <style:text-properties style:font-name-complex="RijksoverheidSerif" fo:language="nl" fo:country="NL"/>
    </style:style>
    <style:style style:name="T48" style:parent-style-name="Standaardalinea-lettertype" style:family="text">
      <style:text-properties style:font-name="Segoe UI Symbol" style:font-name-asian="MS Mincho" style:font-name-complex="Segoe UI Symbol" fo:font-weight="bold" style:font-weight-asian="bold" style:font-weight-complex="bold" fo:language="nl" fo:country="NL"/>
    </style:style>
    <style:style style:name="T49" style:parent-style-name="Standaardalinea-lettertype" style:family="text">
      <style:text-properties style:font-name-complex="RijksoverheidSerif" fo:font-weight="bold" style:font-weight-asian="bold" style:font-weight-complex="bold" fo:language="nl" fo:country="NL"/>
    </style:style>
    <style:style style:name="P50" style:parent-style-name="Standaard" style:family="paragraph">
      <style:text-properties style:font-name-complex="RijksoverheidSerif" fo:language="nl" fo:country="NL"/>
    </style:style>
    <style:style style:name="P51" style:parent-style-name="Standaard" style:family="paragraph">
      <style:text-properties style:font-name-complex="RijksoverheidSerif" fo:language="nl" fo:country="NL"/>
    </style:style>
    <style:style style:name="T52" style:parent-style-name="Standaardalinea-lettertype" style:family="text">
      <style:text-properties style:font-name-complex="RijksoverheidSerif" fo:font-weight="bold" style:font-weight-asian="bold" style:text-underline-type="single" style:text-underline-style="solid" style:text-underline-width="auto" style:text-underline-mode="continuous" fo:language="nl" fo:country="NL"/>
    </style:style>
    <style:style style:name="T53" style:parent-style-name="Standaardalinea-lettertype" style:family="text">
      <style:text-properties style:font-name-complex="RijksoverheidSerif" fo:language="nl" fo:country="NL"/>
    </style:style>
    <style:style style:name="T54" style:parent-style-name="Standaardalinea-lettertype" style:family="text">
      <style:text-properties style:font-name-complex="RijksoverheidSerif" fo:language="nl" fo:country="NL"/>
    </style:style>
    <style:style style:name="T55" style:parent-style-name="Standaardalinea-lettertype" style:family="text">
      <style:text-properties style:font-name-complex="RijksoverheidSerif" fo:language="nl" fo:country="NL"/>
    </style:style>
    <style:style style:name="P56" style:parent-style-name="Standaard" style:family="paragraph">
      <style:text-properties style:font-name-complex="RijksoverheidSerif" fo:font-weight="bold" style:font-weight-asian="bold" style:font-weight-complex="bold" fo:language="nl" fo:country="NL"/>
    </style:style>
    <style:style style:name="P57" style:parent-style-name="Standaard" style:family="paragraph">
      <style:paragraph-properties fo:line-height="250%"/>
      <style:text-properties style:font-name-complex="RijksoverheidSerif" fo:language="nl" fo:country="NL"/>
    </style:style>
    <style:style style:name="P58" style:parent-style-name="Standaard" style:family="paragraph">
      <style:paragraph-properties fo:line-height="250%"/>
      <style:text-properties style:font-name-complex="RijksoverheidSerif" fo:language="nl" fo:country="NL"/>
    </style:style>
    <style:style style:name="P59" style:parent-style-name="Standaard" style:family="paragraph">
      <style:paragraph-properties fo:line-height="250%"/>
      <style:text-properties style:font-name-complex="RijksoverheidSerif" fo:language="nl" fo:country="NL"/>
    </style:style>
    <style:style style:name="P60" style:parent-style-name="Standaard" style:family="paragraph">
      <style:paragraph-properties fo:line-height="250%"/>
      <style:text-properties style:font-name-complex="RijksoverheidSerif" fo:language="nl" fo:country="NL"/>
    </style:style>
    <style:style style:name="P61" style:parent-style-name="Standaard" style:family="paragraph">
      <style:paragraph-properties fo:line-height="250%"/>
      <style:text-properties style:font-name-complex="RijksoverheidSerif" fo:language="nl" fo:country="NL"/>
    </style:style>
    <style:style style:name="P62" style:parent-style-name="Standaard" style:family="paragraph">
      <style:paragraph-properties fo:line-height="250%"/>
      <style:text-properties style:font-name-complex="RijksoverheidSerif" fo:language="nl" fo:country="NL"/>
    </style:style>
    <style:style style:name="P63" style:parent-style-name="Standaard" style:family="paragraph">
      <style:paragraph-properties fo:line-height="250%"/>
      <style:text-properties style:font-name-complex="RijksoverheidSansText" fo:font-weight="bold" style:font-weight-asian="bold" style:font-weight-complex="bold" fo:color="#8496B0" fo:language="nl" fo:country="NL"/>
    </style:style>
    <style:style style:name="P64" style:parent-style-name="Standaard" style:family="paragraph">
      <style:paragraph-properties fo:margin-bottom="0in"/>
      <style:text-properties style:font-name-complex="RijksoverheidSerif" fo:language="nl" fo:country="NL"/>
    </style:style>
    <style:style style:name="P65" style:parent-style-name="Standaard" style:family="paragraph">
      <style:paragraph-properties fo:margin-bottom="0in"/>
      <style:text-properties style:font-name-complex="RijksoverheidSerif" fo:language="nl" fo:country="NL"/>
    </style:style>
    <style:style style:name="P66" style:parent-style-name="Standaard" style:family="paragraph">
      <style:paragraph-properties fo:margin-bottom="0in"/>
      <style:text-properties style:font-name-complex="RijksoverheidSerif" fo:font-weight="bold" style:font-weight-asian="bold" style:font-weight-complex="bold" fo:language="nl" fo:country="NL"/>
    </style:style>
    <style:style style:name="P67" style:parent-style-name="Standaard" style:family="paragraph">
      <style:paragraph-properties fo:margin-bottom="0in"/>
      <style:text-properties style:font-name-complex="RijksoverheidSerif" fo:language="nl" fo:country="NL"/>
    </style:style>
    <style:style style:name="P68" style:parent-style-name="Standaard" style:family="paragraph">
      <style:paragraph-properties fo:margin-bottom="0in"/>
      <style:text-properties style:font-name-complex="RijksoverheidSerif" fo:language="nl" fo:country="NL"/>
    </style:style>
    <style:style style:name="P69" style:parent-style-name="Standaard" style:family="paragraph">
      <style:paragraph-properties fo:margin-bottom="0in"/>
      <style:text-properties style:font-name-complex="RijksoverheidSerif" fo:language="nl" fo:country="NL"/>
    </style:style>
    <style:style style:name="P70" style:parent-style-name="Standaard" style:family="paragraph">
      <style:paragraph-properties fo:margin-bottom="0in"/>
      <style:text-properties style:font-name-complex="RijksoverheidSerif" fo:language="nl" fo:country="NL"/>
    </style:style>
    <style:style style:name="P71" style:parent-style-name="Standaard" style:family="paragraph">
      <style:text-properties style:font-name-complex="RijksoverheidSerif" fo:font-weight="bold" style:font-weight-asian="bold" style:font-weight-complex="bold" fo:language="nl" fo:country="NL"/>
    </style:style>
    <style:style style:name="T72" style:parent-style-name="Standaardalinea-lettertype" style:family="text">
      <style:text-properties style:font-name-complex="RijksoverheidSerif" fo:language="nl" fo:country="NL"/>
    </style:style>
    <style:style style:name="T73" style:parent-style-name="Standaardalinea-lettertype" style:family="text">
      <style:text-properties style:font-name-complex="RijksoverheidSerif" style:text-position="super 66.6%"/>
    </style:style>
    <style:style style:name="T74" style:parent-style-name="Standaardalinea-lettertype" style:family="text">
      <style:text-properties fo:font-size="8pt" style:font-size-asian="8pt" style:font-size-complex="8pt" fo:language="nl" fo:country="NL"/>
    </style:style>
    <style:style style:name="T75" style:parent-style-name="Standaardalinea-lettertype" style:family="text">
      <style:text-properties style:font-name-complex="RijksoverheidSerif" fo:language="nl" fo:country="NL"/>
    </style:style>
    <style:style style:name="T76" style:parent-style-name="Standaardalinea-lettertype" style:family="text">
      <style:text-properties style:font-name-complex="RijksoverheidSerif" style:text-position="super 66.6%"/>
    </style:style>
    <style:style style:name="T77" style:parent-style-name="Standaardalinea-lettertype" style:family="text">
      <style:text-properties fo:font-size="8pt" style:font-size-asian="8pt" style:font-size-complex="8pt" fo:language="nl" fo:country="NL"/>
    </style:style>
    <style:style style:name="T78" style:parent-style-name="Standaardalinea-lettertype" style:family="text">
      <style:text-properties style:font-name="RijksoverheidSerif" style:font-name-complex="RijksoverheidSerif" fo:color="#000000" fo:font-size="5pt" style:font-size-asian="5pt" style:font-size-complex="5pt" fo:language="nl" fo:country="NL"/>
    </style:style>
    <style:style style:name="T79" style:parent-style-name="Standaardalinea-lettertype" style:family="text">
      <style:text-properties style:font-name-complex="RijksoverheidSerif" fo:language="nl" fo:country="NL"/>
    </style:style>
    <style:style style:name="P80" style:parent-style-name="Standaard" style:family="paragraph">
      <style:text-properties style:font-name-complex="RijksoverheidSerif" fo:language="nl" fo:country="NL"/>
    </style:style>
    <style:style style:name="P81" style:parent-style-name="Standaard" style:family="paragraph">
      <style:text-properties fo:language="nl" fo:country="NL"/>
    </style:style>
    <style:style style:name="P82" style:parent-style-name="Standaard" style:family="paragraph">
      <style:text-properties style:font-name-complex="RijksoverheidSerif" fo:font-weight="bold" style:font-weight-asian="bold" style:font-weight-complex="bold" fo:language="nl" fo:country="NL"/>
    </style:style>
    <style:style style:name="T83" style:parent-style-name="Standaardalinea-lettertype" style:family="text">
      <style:text-properties style:font-name-complex="RijksoverheidSerif" fo:language="nl" fo:country="NL"/>
    </style:style>
    <style:style style:name="T84" style:parent-style-name="Standaardalinea-lettertype" style:family="text">
      <style:text-properties style:font-name-complex="RijksoverheidSerif" fo:language="nl" fo:country="NL"/>
    </style:style>
    <style:style style:name="T85" style:parent-style-name="Standaardalinea-lettertype" style:family="text">
      <style:text-properties style:font-name-complex="RijksoverheidSerif" fo:language="nl" fo:country="NL"/>
    </style:style>
    <style:style style:name="T86" style:parent-style-name="Standaardalinea-lettertype" style:family="text">
      <style:text-properties style:font-name-complex="RijksoverheidSerif" fo:language="nl" fo:country="NL"/>
    </style:style>
    <style:style style:name="T87" style:parent-style-name="Standaardalinea-lettertype" style:family="text">
      <style:text-properties style:font-name-complex="RijksoverheidSerif" fo:language="nl" fo:country="NL"/>
    </style:style>
    <style:style style:name="T88" style:parent-style-name="Standaardalinea-lettertype" style:family="text">
      <style:text-properties style:font-name-complex="RijksoverheidSerif" fo:language="nl" fo:country="NL"/>
    </style:style>
    <style:style style:name="T89" style:parent-style-name="Standaardalinea-lettertype" style:family="text">
      <style:text-properties style:font-name-complex="RijksoverheidSerif" fo:language="nl" fo:country="NL"/>
    </style:style>
    <style:style style:name="T90" style:parent-style-name="Standaardalinea-lettertype" style:family="text">
      <style:text-properties style:font-name-complex="RijksoverheidSerif" fo:color="#000000" style:font-size-complex="9pt" fo:language="nl" fo:country="NL"/>
    </style:style>
    <style:style style:name="P91" style:parent-style-name="Standaard" style:family="paragraph">
      <style:text-properties style:font-name-complex="RijksoverheidSerif" fo:language="nl" fo:country="NL"/>
    </style:style>
    <style:style style:name="P92" style:parent-style-name="Standaard" style:family="paragraph">
      <style:text-properties style:font-name-complex="RijksoverheidSerif" fo:language="nl" fo:country="NL"/>
    </style:style>
    <style:style style:name="P93" style:parent-style-name="Standaard" style:family="paragraph">
      <style:text-properties style:font-name-complex="RijksoverheidSerif" fo:font-weight="bold" style:font-weight-asian="bold" style:font-weight-complex="bold" fo:language="nl" fo:country="NL"/>
    </style:style>
    <style:style style:name="T94" style:parent-style-name="Standaardalinea-lettertype" style:family="text">
      <style:text-properties style:font-name-complex="RijksoverheidSerif" fo:language="nl" fo:country="NL"/>
    </style:style>
    <style:style style:name="T95" style:parent-style-name="Standaardalinea-lettertype" style:family="text">
      <style:text-properties style:font-name-complex="RijksoverheidSerif" style:text-position="super 66.6%"/>
    </style:style>
    <style:style style:name="T96" style:parent-style-name="Standaardalinea-lettertype" style:family="text">
      <style:text-properties fo:font-size="8pt" style:font-size-asian="8pt" style:font-size-complex="8pt" fo:language="nl" fo:country="NL"/>
    </style:style>
    <style:style style:name="T97" style:parent-style-name="Standaardalinea-lettertype" style:family="text">
      <style:text-properties style:font-name-complex="RijksoverheidSerif" fo:language="nl" fo:country="NL"/>
    </style:style>
    <style:style style:name="T98" style:parent-style-name="Standaardalinea-lettertype" style:family="text">
      <style:text-properties style:font-name-complex="RijksoverheidSerif" style:text-position="super 66.6%"/>
    </style:style>
    <style:style style:name="T99" style:parent-style-name="Standaardalinea-lettertype" style:family="text">
      <style:text-properties fo:font-size="8pt" style:font-size-asian="8pt" style:font-size-complex="8pt" fo:language="nl" fo:country="NL"/>
    </style:style>
    <style:style style:name="T100" style:parent-style-name="Standaardalinea-lettertype" style:family="text">
      <style:text-properties style:font-name-complex="RijksoverheidSerif" fo:font-size="8pt" style:font-size-asian="8pt" style:font-size-complex="8pt" fo:language="nl" fo:country="NL"/>
    </style:style>
    <style:style style:name="T101" style:parent-style-name="Standaardalinea-lettertype" style:family="text">
      <style:text-properties style:font-name-complex="RijksoverheidSansHeading" fo:font-size="8pt" style:font-size-asian="8pt" style:font-size-complex="8pt" fo:language="nl" fo:country="NL"/>
    </style:style>
    <style:style style:name="T102" style:parent-style-name="Standaardalinea-lettertype" style:family="text">
      <style:text-properties fo:font-size="8pt" style:font-size-asian="8pt" style:font-size-complex="8pt" fo:language="nl" fo:country="NL"/>
    </style:style>
    <style:style style:name="T103" style:parent-style-name="Standaardalinea-lettertype" style:family="text">
      <style:text-properties style:font-name-complex="RijksoverheidSerif" fo:language="nl" fo:country="NL"/>
    </style:style>
    <style:style style:name="T104" style:parent-style-name="Standaardalinea-lettertype" style:family="text">
      <style:text-properties style:font-name-complex="RijksoverheidSerif" style:text-position="super 66.6%"/>
    </style:style>
    <style:style style:name="T105" style:parent-style-name="Standaardalinea-lettertype" style:family="text">
      <style:text-properties style:font-name="Verdana" fo:font-size="8pt" style:font-size-asian="8pt" style:font-size-complex="8pt"/>
    </style:style>
    <style:style style:name="T106" style:parent-style-name="Standaardalinea-lettertype" style:family="text">
      <style:text-properties style:font-name="Verdana" style:font-name-complex="RijksoverheidSerif" fo:font-size="8pt" style:font-size-asian="8pt" style:font-size-complex="8pt"/>
    </style:style>
    <style:style style:name="T107" style:parent-style-name="Standaardalinea-lettertype" style:family="text">
      <style:text-properties style:font-name="Verdana" style:font-name-complex="RijksoverheidSansHeading" fo:font-size="8pt" style:font-size-asian="8pt" style:font-size-complex="8pt"/>
    </style:style>
    <style:style style:name="T108" style:parent-style-name="Standaardalinea-lettertype" style:family="text">
      <style:text-properties style:font-name="Verdana" fo:font-size="8pt" style:font-size-asian="8pt" style:font-size-complex="8pt"/>
    </style:style>
    <style:style style:name="T109" style:parent-style-name="Standaardalinea-lettertype" style:family="text">
      <style:text-properties style:font-name-complex="RijksoverheidSerif" fo:language="nl" fo:country="NL"/>
    </style:style>
    <style:style style:name="T110" style:parent-style-name="Standaardalinea-lettertype" style:family="text">
      <style:text-properties style:font-name-complex="RijksoverheidSerif" style:text-position="super 66.6%"/>
    </style:style>
    <style:style style:name="T111" style:parent-style-name="Standaardalinea-lettertype" style:family="text">
      <style:text-properties style:font-name="Verdana" fo:font-size="8pt" style:font-size-asian="8pt" style:font-size-complex="8pt"/>
    </style:style>
    <style:style style:name="T112" style:parent-style-name="Standaardalinea-lettertype" style:family="text">
      <style:text-properties style:font-name="Verdana" style:font-name-complex="RijksoverheidSerif" fo:font-size="8pt" style:font-size-asian="8pt" style:font-size-complex="8pt"/>
    </style:style>
    <style:style style:name="T113" style:parent-style-name="Standaardalinea-lettertype" style:family="text">
      <style:text-properties style:font-name="RijksoverheidSerif" style:font-name-complex="RijksoverheidSerif" fo:color="#000000" fo:font-size="5pt" style:font-size-asian="5pt" style:font-size-complex="5pt" fo:language="nl" fo:country="NL"/>
    </style:style>
    <style:style style:name="T114" style:parent-style-name="Standaardalinea-lettertype" style:family="text">
      <style:text-properties style:font-name-complex="RijksoverheidSerif" fo:language="nl" fo:country="NL"/>
    </style:style>
    <style:style style:name="P115" style:parent-style-name="Standaard" style:family="paragraph">
      <style:text-properties style:font-name-complex="RijksoverheidSerif" fo:language="nl" fo:country="NL"/>
    </style:style>
    <style:style style:name="T116" style:parent-style-name="Standaardalinea-lettertype" style:family="text">
      <style:text-properties style:font-name-complex="RijksoverheidSerif" fo:font-weight="bold" style:font-weight-asian="bold" style:font-weight-complex="bold" fo:language="nl" fo:country="NL"/>
    </style:style>
    <style:style style:name="P117" style:parent-style-name="Standaard" style:list-style-name="LFO1" style:family="paragraph">
      <style:paragraph-properties style:contextual-spacing="true" fo:margin-bottom="0.1388in" fo:line-height="115%"/>
      <style:text-properties style:font-name-complex="RijksoverheidSerif" fo:language="nl" fo:country="NL"/>
    </style:style>
    <style:style style:name="P118" style:parent-style-name="Standaard" style:list-style-name="LFO1" style:family="paragraph">
      <style:paragraph-properties style:contextual-spacing="true" fo:margin-bottom="0.1388in" fo:line-height="115%"/>
      <style:text-properties style:font-name-complex="RijksoverheidSerif" fo:language="nl" fo:country="NL"/>
    </style:style>
    <style:style style:name="P119" style:parent-style-name="Standaard" style:list-style-name="LFO1" style:family="paragraph">
      <style:paragraph-properties style:contextual-spacing="true" fo:line-height="115%"/>
      <style:text-properties style:font-name-complex="RijksoverheidSerif" fo:language="nl" fo:country="NL"/>
    </style:style>
    <style:style style:name="P120" style:parent-style-name="Standaard" style:family="paragraph">
      <style:paragraph-properties style:contextual-spacing="true" fo:line-height="115%"/>
      <style:text-properties style:font-name-complex="RijksoverheidSerif" fo:language="nl" fo:country="NL"/>
    </style:style>
    <style:style style:name="P121" style:parent-style-name="Standaard" style:family="paragraph">
      <style:text-properties style:font-name-complex="RijksoverheidSerif" fo:font-weight="bold" style:font-weight-asian="bold" style:font-weight-complex="bold" fo:language="nl" fo:country="NL"/>
    </style:style>
    <style:style style:name="T122" style:parent-style-name="Standaardalinea-lettertype" style:family="text">
      <style:text-properties style:font-name-complex="RijksoverheidSerif" fo:language="nl" fo:country="NL"/>
    </style:style>
    <style:style style:name="T123" style:parent-style-name="Standaardalinea-lettertype" style:family="text">
      <style:text-properties style:font-name-complex="RijksoverheidSerif" fo:language="nl" fo:country="NL"/>
    </style:style>
    <style:style style:name="T124" style:parent-style-name="Standaardalinea-lettertype" style:family="text">
      <style:text-properties style:font-name-complex="RijksoverheidSerif" style:text-position="super 66.6%"/>
    </style:style>
    <style:style style:name="T125" style:parent-style-name="Standaardalinea-lettertype" style:family="text">
      <style:text-properties style:font-name="Verdana" fo:font-size="8pt" style:font-size-asian="8pt" style:font-size-complex="8pt"/>
    </style:style>
    <style:style style:name="T126" style:parent-style-name="Standaardalinea-lettertype" style:family="text">
      <style:text-properties style:font-name="Verdana" style:font-name-complex="RijksoverheidSerif" fo:font-size="8pt" style:font-size-asian="8pt" style:font-size-complex="8pt"/>
    </style:style>
    <style:style style:name="T127" style:parent-style-name="Standaardalinea-lettertype" style:family="text">
      <style:text-properties style:font-name-complex="RijksoverheidSerif" fo:language="nl" fo:country="NL"/>
    </style:style>
    <style:style style:name="P128" style:parent-style-name="Standaard" style:family="paragraph">
      <style:text-properties fo:language="nl" fo:country="NL"/>
    </style:style>
  </office:automatic-styles>
  <office:body>
    <office:text text:use-soft-page-breaks="true">
      <text:p text:style-name="P1">Verklaring DAEB de-minimissteun<text:s/></text:p>
      <text:p text:style-name="Standaard"><text:span text:style-name="T2">Subsidieregeling intergenerationeel wonen</text:span><text:span text:style-name="T3"><text:line-break/></text:span><text:span text:style-name="T4">Versie:<text:s/></text:span><text:span text:style-name="T5">januari</text:span><text:span text:style-name="T6"><text:s/>202</text:span><text:span text:style-name="T7">4</text:span></text:p>
      <text:p text:style-name="P8">Wij raden u aan om, voordat u de verklaring invult, eerst de toelichting in de bijlage van dit formulier te lezen.<text:s/></text:p>
      <text:p text:style-name="P9">Verklaring</text:p>
      <text:p text:style-name="P10">Hierbij verklaart ondergetekende, dat aan de hierna genoemde onderneming<text:s/></text:p>
      <text:p text:style-name="Standaard"><text:span text:style-name="T11">☐</text:span><text:span text:style-name="T12"><text:s/>geen DAEB de-minimissteun is verleend<text:s/></text:span><text:span text:style-name="T13">(u vult de DAEB de-minimis overeenkomst in)</text:span></text:p>
      <text:p text:style-name="P14">- Over de periode van ____________(begindatum van het belastingjaar gelegen twee jaar vóór de datum van ondertekening van deze verklaring) tot __________(datum van ondertekening van deze verklaring) is niet eerder DAEB de-minimissteun verleend.</text:p>
      <text:p text:style-name="Standaard"><text:span text:style-name="T15">☐</text:span><text:span text:style-name="T16"><text:s/>(beperkte) DAEB de-minimissteun is verleend<text:s/></text:span><text:span text:style-name="T17">(u vult de DAEB<text:s/></text:span><text:span text:style-name="T18">de-minimis</text:span><text:span text:style-name="T19"><text:s/></text:span><text:span text:style-name="T20">overeenkomst in wanneer u over de relevant</text:span><text:span text:style-name="T21">e</text:span><text:span text:style-name="T22"><text:s/>periode</text:span><text:span text:style-name="T23">,</text:span><text:span text:style-name="T24"><text:s/></text:span><text:span text:style-name="T25">inclusief</text:span><text:span text:style-name="T26"><text:s/>het<text:s/></text:span><text:span text:style-name="T27">aangevraagde</text:span><text:span text:style-name="T28"><text:s/>subsidiebedrag</text:span><text:span text:style-name="T29">,</text:span><text:span text:style-name="T30"><text:s/></text:span><text:span text:style-name="T31">onder</text:span><text:span text:style-name="T32"><text:s/>de<text:s/></text:span><text:span text:style-name="T33">€</text:span><text:span text:style-name="T34"> 75</text:span><text:span text:style-name="T35">0.000<text:s/></text:span><text:span text:style-name="T36">blijft</text:span><text:span text:style-name="T37">. Indien dat niet zo is</text:span><text:span text:style-name="T38"><text:s/>– u komt boven de drempel van €<text:s/></text:span><text:span text:style-name="T39">75</text:span><text:span text:style-name="T40">0.000<text:s/></text:span><text:span text:style-name="T41">-</text:span><text:span text:style-name="T42"><text:s/></text:span><text:span text:style-name="T43">vult u de DAEB overeenkomst in</text:span><text:span text:style-name="T44">.</text:span><text:span text:style-name="T45">)</text:span></text:p>
      <text:p text:style-name="P46">- Over de periode van ____________(begindatum van het belastingjaar gelegen twee jaar vóór de datum van ondertekening van deze verklaring) tot __________(datum van ondertekening van deze verklaring) is eerder DAEB de-minimissteun (in welke vorm of voor welk doel ook) verleend tot een bedrag van in totaal € __________.</text:p>
      <text:p text:style-name="P47">Of deze DAEB de-minimissteun al daadwerkelijk is uitbetaald, doet niet ter zake.<text:s/></text:p>
      <text:p text:style-name="Standaard"><text:span text:style-name="T48">☐</text:span><text:span text:style-name="T49"><text:s/>reeds andere steun voor dezelfde in aanmerking komende kosten is verleend<text:s/></text:span></text:p>
      <text:p text:style-name="P50">- Voor dezelfde in aanmerking komende kosten is al staatssteun verleend tot een bedrag van in totaal € __________.</text:p>
      <text:p text:style-name="P51">Deze staatssteun is<text:s/>gemeld of kennisgegeven bij de Europese Commissie onder het SA.<text:s/>nummer SA. ___________.</text:p>
      <text:p text:style-name="Standaard"><text:span text:style-name="T52">Let op!</text:span><text:span text:style-name="T53"><text:s/>Heeft uw onderneming reeds ‘normale’ de-minimissteun (op grond van<text:s/></text:span><text:span text:style-name="T54">Verordening (EU) 2023/2831 van de Commissie van 13 december 2023 betreffende de toepassing van de artikelen 107 en 108 van het Verdrag betreffende de werking van de Europese Unie op de-minimissteun</text:span><text:span text:style-name="T55">) ontvangen, neem dan eerst contact op met het Ministerie van Volksgezondheid, Welzijn en Sport.</text:span></text:p>
      <text:p text:style-name="P56">Aldus volledig en naar waarheid ingevuld door:<text:s/></text:p>
      <text:p text:style-name="P57">____________________________________________________________(Bedrijfsnaam)<text:s/></text:p>
      <text:p text:style-name="P58">______________________________________________________(Inschrijfnummer KvK)<text:s/></text:p>
      <text:p text:style-name="P59">________________________________________________(Naam functionaris en functie)<text:s/></text:p>
      <text:p text:style-name="P60">_______________________________________________________(Adres onderneming)<text:s/></text:p>
      <text:p text:style-name="P61">____________________________________________________(Postcode en plaatsnaam)<text:s/></text:p>
      <text:p text:style-name="P62">__________(Datum) ___________________________________________(Handtekening)<text:s/></text:p>
      <text:soft-page-break/>
      <text:p text:style-name="P63">Toelichting verklaring DAEB de-minimissteun</text:p>
      <text:p text:style-name="P64">Deze toelichting dient als hulpmiddel bij het invullen van de DAEB de-minimisverklaring. Aan de toelichting kunnen geen rechten worden ontleend.<text:s/>Verordening (EU) 2023/2832 van de Commissie van 13 december 2023 betreffende de toepassing van de artikelen 107 en 108 van het Verdrag betreffende de werking van de Europese Unie op de-minimissteun verleend aan diensten van algemeen economisch belang verrichtende ondernemingen<text:s/>(DAEB de-minimisverordening) is bepalend.<text:s/></text:p>
      <text:p text:style-name="P65"/>
      <text:p text:style-name="P66">Relevantie voor overeenkomst</text:p>
      <text:p text:style-name="P67">Uit deze<text:s/>Verklaring DAEB de-minimissteun<text:s/>blijkt of u voldoende<text:s/>DAEB<text:s/>de-minimisruimte heeft. Als u voldoende DAEB<text:s/>de-minimisruimte heeft,<text:s/>wordt een overeenkomst in het kader van de DAEB de-minimisverordening<text:s/>met u<text:s/>getekend. Als u<text:s/>geen of onvoldoende<text:s/>DAEB<text:s/>de-minimisruimte<text:s/>heeft, wordt een overeenkomst in het kader van het DAEB-Vrijstellingsbesluit<text:s/>(hieronder<text:s/>ook aangeduid als de reguliere DAEB)<text:s/>met u getekend.</text:p>
      <text:p text:style-name="P68"/>
      <text:p text:style-name="P69">De eisen aan een DAEB de-minimis zijn lichter dan de eisen aan een reguliere DAEB.<text:s/>Voornamelijk is van belang dat bij een reguliere DAEB een gescheiden boekhouding moet worden gevoerd door u.<text:s/>Over<text:s/>de reguliere DAEB zal de Nederlandse staat ook<text:s/>eenmaal<text:s/>per twee jaar<text:s/>rapporteren<text:s/>aan de Europese Commissie.</text:p>
      <text:p text:style-name="P70"/>
      <text:p text:style-name="P71">De de-minimisverordening en staatssteun<text:s/></text:p>
      <text:p text:style-name="Standaard"><text:span text:style-name="T72">De staatssteunregels in het Verdrag betreffende de werking van de Europese Unie (artikel 107 en 108 VWEU) stellen beperkingen aan overheden als zij steun willen verlenen aan ondernemingen</text:span><text:span text:style-name="T73"><text:note text:note-class="footnote" text:id="_ftn0"><text:note-citation>1</text:note-citation><text:note-body><text:p text:style-name="Geenafstand"><text:span text:style-name="T74"><text:s/>Een onderneming in Europeesrechtelijke zin is een eenheid die een economische activiteit uitoefent. Een economische activiteit is het aanbieden van goederen en diensten op de markt. De rechtsvorm van deze eenheid of de wijze waarop zij wordt gefinancierd is hierbij niet van belang. Daarbij kunnen zowel privaatrechtelijke als publiekrechtelijke rechtspersonen een onderneming vormen. Dat er geen winstoogmerk is (zoals bij een stichting) is niet relevant.</text:span></text:p></text:note-body></text:note></text:span><text:span text:style-name="T75">. Artikel 106 van het VWEU regelt de toepassing van de staatssteunregels op ondernemingen die Diensten van Algemeen Economisch Belang (DAEB) uitoefenen. Deze DAEB de-minimisverklaring is nodig voor de overheid</text:span><text:span text:style-name="T76"><text:note text:note-class="footnote" text:id="_ftn1"><text:note-citation>2</text:note-citation><text:note-body><text:p text:style-name="Geenafstand"><text:span text:style-name="T77"><text:s/>Een overheidsinstantie kan zowel de centrale overheid, de provincie, de gemeente of een waterschap betreffen. Het kan ook zo zijn dat een uitvoeringsinstantie bevoegd is om namens hen steun te verlenen.</text:span></text:p></text:note-body></text:note></text:span><text:span text:style-name="T78"><text:s/></text:span><text:span text:style-name="T79">om na te gaan of de compensatie die uw onderneming krijgt, past binnen de voorwaarden die de Europese staatssteunregels stellen.<text:s/></text:span></text:p>
      <text:p text:style-name="P80">In de DAEB de-minimisverordening heeft de Europese Commissie verklaard dat steunmaatregelen (zoals subsidieverlening) voor DAEB’s tot een bepaalde drempel het handelsverkeer tussen de lidstaten niet ongunstig beïnvloeden en de mededinging niet vervalsen en daarom niet beschouwd worden als staatssteun in de zin van het VWEU. Deze drempel is gesteld op een bedrag van € 750.000,-. Dit bedrag geldt per onderneming over een periode van drie belastingjaren. Steun die het genoemde drempelbedrag niet overschrijdt, wordt aangemerkt als ‘DAEB de-minimissteun’.<text:s/></text:p>
      <text:p text:style-name="P81">De DAEB de-minimisverordening is van toepassing op steun aan ondernemingen voor het uitvoeren van een DAEB in de zin van artikel 106 van het VWEU. Daarvan zijn echter uitgezonderd: ondernemingen in de landbouw- en visserijsector, exportsteun en steun waardoor binnenlandse producten ten opzichte van ingevoerde producten worden bevoordeeld, steun aan ondernemingen die actief zijn in de kolenindustrie en steun verleend aan ondernemingen in moeilijkheden. Ook steun voor de aanschaf van vrachtwagens (‘wegvervoermiddelen voor vracht door ondernemingen die vrachtvervoer voor rekening van derden uitvoeren’) valt buiten de DAEB de-minimisvrijstelling. In deze gevallen dient de steun aangemeld te worden bij de Europese Commissie. De aanmelding wordt gedaan door het ministerie van VWS.</text:p>
      <text:p text:style-name="P82">Bedrag van de DAEB de-minimissteun<text:s/></text:p>
      <text:p text:style-name="Standaard"><text:span text:style-name="T83">Door middel van deze verklaring geeft u aan,<text:s/></text:span><text:span text:style-name="T84">of</text:span><text:span text:style-name="T85"><text:s/>met de huidige subsidieverlening voor uw onderneming de DAEB de-minimis</text:span><text:span text:style-name="T86">­drempel niet wordt overschreden</text:span><text:span text:style-name="T87"><text:s/>(en u dan de DAEB de-minimis overeenkomst kunt tekenen)</text:span><text:span text:style-name="T88">. U moet daarom nagaan of gedurende het lopende en de twee voorafgaande belastingjaren enige vorm van de-minimissteun door een overheidsorganisatie aan<text:s/></text:span><text:soft-page-break/><text:span text:style-name="T89">uw onderneming is verstrekt. Indien dit het geval is bent u hierover door de overheidsinstantie in kennis gesteld. Het gaat dus niet alleen om steun die u heeft ontvangen van een gemeente of een ministerie: alle de-minimissteun telt mee. Bij overschrijding van de drempel kan geen beroep meer<text:s/></text:span><text:span text:style-name="T90">worden gedaan op de de-minimisverordening. Handelen in strijd met de staatssteunregels kan in het ergste geval leiden tot terugvordering van de verleende steun!</text:span></text:p>
      <text:p text:style-name="P91">De bedragen die dienen te worden gebruikt bij het invullen van de verklaring, zijn brutobedragen vóór aftrek van belastingen. Behalve om subsidieverlening kan het daarbij gaan om leningen tegen gunstige voorwaarden, de verkoop van grond tegen een lagere prijs dan de marktwaarde, vrijstellingen, verlagingen of kwijtschelding van directe of indirecte belastingen etc. Onder voorwaarden is het mogelijk de verordening toe te passen op leningen en garanties die langer dan drie jaren lopen.</text:p>
      <text:p text:style-name="P92">De de-minimissteun wordt geacht te zijn verleend op het tijdstip waarop uw onderneming een wettelijke aanspraak op de steun verwerft, ongeacht de datum waarop de de-minimissteun aan de onderneming wordt betaald. Dit betekent concreet de datum waarop een besluit tot subsidieverlening (of verlening van een voordeel door bijvoorbeeld het aangaan van een lening of garantstelling) aan uw onderneming is genomen.</text:p>
      <text:p text:style-name="P93">Samenloop met reguliere staatssteun</text:p>
      <text:p text:style-name="Standaard"><text:span text:style-name="T94">Mogelijk heeft uw onderneming voor dezelfde kosten die in aanmerking komen voor de huidige DAEB de-minimissteun reeds staatssteun ontvangen. Dit kan ‘normale’ de-minimissteun zijn, of steun die door de Europese Commissie is goedgekeurd of binnen het toepassingsgebied van de algemene groepsvrijstellingsverordening (AGVV)</text:span><text:span text:style-name="T95"><text:note text:note-class="footnote" text:id="_ftn2"><text:note-citation>3</text:note-citation><text:note-body><text:p text:style-name="Geenafstand"><text:span text:style-name="T96"><text:s/>Verordening (EU) Nr. 651/2014 van de Commissie van 17 juni 2014 waarbij bepaalde categorieën steun op grond van de artikelen 107 en 108 van het Verdrag met de interne markt verenigbaar worden verklaard.</text:span></text:p></text:note-body></text:note></text:span><text:span text:style-name="T97">, de Landbouwgroepsvrijstellingsverordening</text:span><text:span text:style-name="T98"><text:note text:note-class="footnote" text:id="_ftn3"><text:note-citation>4</text:note-citation><text:note-body><text:p text:style-name="Geenafstand"><text:span text:style-name="T99"><text:s/></text:span><text:span text:style-name="T100">Verordening (EU) Nr. 702/2014 van de Commissie van 25 juni 2014 waarbij bepaalde categorieën steun in de landbouw</text:span><text:span text:style-name="T101">-<text:s/></text:span><text:span text:style-name="T102">en de bosbouwsector en in plattelandsgebieden op grond van de artikelen 107 en 108 van het Verdrag betreffende de werking van de Europese Unie met de interne markt verenigbaar worden verklaard.</text:span></text:p></text:note-body></text:note></text:span><text:span text:style-name="T103">, de Visserijvrijstellingsverordening</text:span><text:span text:style-name="T104"><text:note text:note-class="footnote" text:id="_ftn4"><text:note-citation>5</text:note-citation><text:note-body><text:p text:style-name="Voetnoottekst"><text:span text:style-name="T105"><text:s/></text:span><text:span text:style-name="T106">Verordening (EU) Nr. 1388/2014 van de Commissie van 16 december 2014 waarbij bepaalde categorieën steun voor ondernemingen die actief zijn in de productie, de verwerking en de afzet van visserij</text:span><text:span text:style-name="T107">-<text:s/></text:span><text:span text:style-name="T108">en aquacultuurproducten, op grond van de artikelen 107 en 108 van het Verdrag betreffende de werking van de Europese Unie met de interne markt verenigbaar worden verklaard.</text:span></text:p></text:note-body></text:note></text:span><text:span text:style-name="T109">, het vrijstellingsbesluit over de compensatie van kosten voor het beheer van diensten van algemeen economische belang (DAEB)</text:span><text:span text:style-name="T110"><text:note text:note-class="footnote" text:id="_ftn5"><text:note-citation>6</text:note-citation><text:note-body><text:p text:style-name="Voetnoottekst"><text:span text:style-name="T111"><text:s/></text:span><text:span text:style-name="T112">Besluit van de Commissie van 20 december 2011 betreffende de toepassing van artikel 106, lid 2, van het Verdrag betreffende de werking van de Europese Unie op staatssteun in de vorm van compensatie voor de openbare dienst, verleend aan bepaalde met het beheer van diensten van algemeen economisch belang belaste ondernemingen.</text:span></text:p></text:note-body></text:note></text:span><text:span text:style-name="T113"><text:s/></text:span><text:span text:style-name="T114">valt.<text:s/></text:span></text:p>
      <text:p text:style-name="P115">Het totaalbedrag van DAEB de-minimissteun en deze staatssteun mag dan de maxima niet overschrijden die op basis van het relevante besluit van de Europese Commissie of de betreffende vrijstellingsverordening zijn toegestaan. Als u twijfelt of bepaalde steun die u hebt ontvangen goedgekeurde of vrijgestelde steun is, kunt u hierover contact opnemen met de overheid of uitvoeringsinstantie van wie u de steun heeft ontvangen.</text:p>
      <text:p text:style-name="Standaard"><text:span text:style-name="T116">Het formulier heeft betrekking op drie situaties:</text:span></text:p>
      <text:list text:style-name="LFO1" text:continue-numbering="true">
        <text:list-item>
          <text:p text:style-name="P117">Uw onderneming heeft gedurende het lopende en de twee voorafgaande belastingjaren in het geheel geen DAEB de-minimis­steun ontvangen,</text:p>
        </text:list-item>
        <text:list-item>
          <text:p text:style-name="P118">Uw onderneming heeft gedurende het lopende en de twee voorafgaande belastingjaren DAEB de-minimissteun ontvangen. Opgeteld bij het bedrag van de huidige subsidieverlening wordt echter het bedrag van €<text:s/>750.000,- niet overschreden, of</text:p>
        </text:list-item>
        <text:list-item>
          <text:p text:style-name="P119">Uw onderneming heeft voor dezelfde kosten die in aanmerking komen voor de huidige voorgenomen steun reeds andere vormen van staatssteun ontvangen.</text:p>
        </text:list-item>
      </text:list>
      <text:p text:style-name="P120"/>
      <text:p text:style-name="P121">Het bewaren van gegevens</text:p>
      <text:p text:style-name="Standaard"><text:span text:style-name="T122">De Europese Commissie kan onrechtmatige steun nog gedurende tien jaar na de verlening terugvorderen. De mogelijkheid bestaat dan ook dat de Europese Commissie naderhand bij (de) Nederland(se overheidsinstantie) nog informatie opvraagt over hoe de steun is besteed om na te<text:s/></text:span><text:soft-page-break/><text:span text:style-name="T123">kunnen gaan of er wellicht sprake is van onrechtmatige steun. De overheidsinstantie van wie u de steun heeft ontvangen kan – indien zij zelf niet over die informatie beschikt – in een dergelijk geval aan u vragen om documenten waarmee kan worden aangetoond dat de steun besteed is aan die activiteiten waarvoor deze is verleend. Het gaat daarbij dan om documenten die u op grond van de algemene administratie- en bewaarverplichting voor ondernemers moet bewaren</text:span><text:span text:style-name="T124"><text:note text:note-class="footnote" text:id="_ftn6"><text:note-citation>7</text:note-citation><text:note-body><text:p text:style-name="Voetnoottekst"><text:span text:style-name="T125"><text:s/></text:span><text:span text:style-name="T126">Artikel 2:10, lid 1, BW (rechtspersonen) en artikel 3:15i BW (ondernemingen en vrije beroepsbeoefenaren).</text:span></text:p></text:note-body></text:note></text:span><text:span text:style-name="T127">.</text:span></text:p>
      <text:p text:style-name="P1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RijksoverheidSansHeading" svg:font-family="RijksoverheidSansHeading" style:font-family-generic="swiss" style:font-pitch="variable" svg:panose-1="2 11 5 3 4 2 2 6 2 3"/>
    <style:font-face style:name="RijksoverheidSerif" svg:font-family="RijksoverheidSerif" style:font-family-generic="system" style:font-pitch="variable" svg:panose-1="2 0 5 6 6 0 0 2 0 4"/>
    <style:font-face style:name="Segoe UI Symbol" svg:font-family="Segoe UI Symbol" style:font-family-generic="swiss" style:font-pitch="variable" svg:panose-1="2 11 5 2 4 2 4 2 2 3"/>
    <style:font-face style:name="MS Mincho" svg:font-family="MS Mincho" style:font-family-generic="modern" style:font-pitch="fixed" svg:panose-1="2 2 6 9 4 2 5 8 3 4"/>
    <style:font-face style:name="RijksoverheidSansText" svg:font-family="RijksoverheidSansText" style:font-family-generic="swiss" style:font-pitch="variable" svg:panose-1="2 11 5 3 4 2 2 6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hyphenate="false"/>
    </style:style>
    <style:style style:name="Voetnoottekst" style:display-name="Voetnoottekst" style:family="paragraph" style:parent-style-name="Standaard">
      <style:paragraph-properties fo:margin-bottom="0in" fo:line-height="100%"/>
      <style:text-properties style:font-name="Calibri" fo:font-size="10pt" style:font-size-asian="10pt" style:font-size-complex="10pt" fo:language="nl" fo:country="NL" fo:hyphenate="false"/>
    </style:style>
    <style:style style:name="VoetnoottekstChar" style:display-name="Voetnoottekst Char" style:family="text" style:parent-style-name="Standaardalinea-lettertype">
      <style:text-properties style:font-name="Calibri" fo:font-size="10pt" style:font-size-asian="10pt" style:font-size-complex="10pt" fo:language="nl" fo:country="NL"/>
    </style:style>
    <style:style style:name="Voetnootmarkering" style:display-name="Voetnootmarkering" style:family="text" style:parent-style-name="Standaardalinea-lettertype">
      <style:text-properties style:text-position="super 63.6%"/>
    </style:style>
    <style:style style:name="Revisie" style:display-name="Revisie" style:family="paragraph">
      <style:paragraph-properties fo:margin-bottom="0in" fo:line-height="100%"/>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fo:font-size="10pt" style:font-size-asian="10pt" style:font-size-complex="10pt" fo:hyphenate="false"/>
    </style:style>
    <style:style style:name="TekstopmerkingChar" style:display-name="Tekst opmerking Char" style:family="text" style:parent-style-name="Standaardalinea-lettertype">
      <style:text-properties fo:font-size="10pt" style:font-size-asian="10pt" style:font-size-complex="10pt"/>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fo:font-weight="bold" style:font-weight-asian="bold" style:font-weight-complex="bold" fo:font-size="10pt" style:font-size-asian="10pt" style:font-size-complex="10pt"/>
    </style:style>
    <style:style style:name="Lijstalinea" style:display-name="Lijstalinea" style:family="paragraph" style:parent-style-name="Standaard">
      <style:paragraph-properties style:contextual-spacing="true" fo:margin-bottom="0.1388in" fo:line-height="115%" fo:margin-left="0.5in">
        <style:tab-stops/>
      </style:paragraph-properties>
      <style:text-properties style:font-name="Calibri" fo:font-size="11pt" style:font-size-asian="11pt" fo:language="nl" fo:country="NL" fo:hyphenate="false"/>
    </style: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Verdana" style:font-name-asian="Calibri" style:font-name-complex="Times New Roman"/>
    </style:style>
    <style:style style:name="WW_CharLFO2LVL2" style:family="text">
      <style:text-properties style:font-name="Verdana" style:font-name-asian="Calibri" style:font-name-complex="Times New Roman" fo:font-size="9pt" style:font-size-asian="9pt" style:font-size-complex="9pt"/>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Verdana"/>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ent, B.J. van (Barbara)</meta:initial-creator>
    <dc:creator>Dekker, E.J.C.B. (Edwin)</dc:creator>
    <meta:creation-date>2024-01-31T12:37:00Z</meta:creation-date>
    <dc:date>2024-01-31T12:37:00Z</dc:date>
    <meta:template xlink:href="Normal" xlink:type="simple"/>
    <meta:editing-cycles>2</meta:editing-cycles>
    <meta:editing-duration>PT0S</meta:editing-duration>
    <meta:document-statistic meta:page-count="4" meta:paragraph-count="19" meta:word-count="1500" meta:character-count="9731" meta:row-count="68" meta:non-whitespace-character-count="8250"/>
  </office:meta>
</office:document-meta>
</file>